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draw:auto-grow-height="true" fo:min-height="12.572cm"/>
    </style:style>
    <style:style style:name="P1" style:family="paragraph">
      <style:paragraph-properties fo:line-height="150%"/>
    </style:style>
    <style:style style:name="P2" style:family="paragraph">
      <style:paragraph-properties fo:line-height="150%"/>
      <style:text-properties fo:font-size="24pt" style:font-size-asian="24pt" style:font-size-complex="24pt"/>
    </style:style>
    <style:style style:name="P3" style:family="paragraph">
      <style:text-properties fo:font-size="18pt"/>
    </style:style>
    <style:style style:name="P4" style:family="paragraph">
      <style:text-properties fo:font-size="18pt" fo:font-weight="bold" style:font-weight-asian="bold" style:font-weight-complex="bold"/>
    </style:style>
    <style:style style:name="P5" style:family="paragraph">
      <style:text-properties fo:font-size="16pt" fo:font-style="italic" style:font-size-asian="16pt" style:font-style-asian="italic" style:font-size-complex="16pt" style:font-style-complex="italic"/>
    </style:style>
    <style:style style:name="P6" style:family="paragraph">
      <style:text-properties fo:font-size="20pt"/>
    </style:style>
    <style:style style:name="T1" style:family="text">
      <style:text-properties fo:font-size="24pt" style:font-size-asian="24pt" style:font-size-complex="24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INTREPID</text:p>
          </draw:text-box>
        </draw:frame>
        <draw:frame presentation:style-name="pr2" draw:text-style-name="P2" draw:layer="layout" svg:width="21.336cm" svg:height="13.859cm" svg:x="3.556cm" svg:y="4.914cm" presentation:class="outline" presentation:user-transformed="true">
          <draw:text-box>
            <text:list text:style-name="L2">
              <text:list-header>
                <text:p text:style-name="P1"><text:span text:style-name="T1">This is an attempt to list all the features we thought would be interesting or important to have. Of course there is always room for more but it's also important to keep it uncluttered. Some words are just the same, some will be sub of the main part and I still need to think the organization over which can be affected by the concept(s) before I do any wireframing.</text:span></text:p>
                <text:p text:style-name="P1"><text:span text:style-name="T1">Let me know what you think and make revisions as needed.</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2" draw:text-style-name="P3" draw:layer="layout" svg:width="7.366cm" svg:height="6.65cm" svg:x="2.386cm" svg:y="1.74cm">
          <draw:text-box>
            <text:p><text:span text:style-name="T2">Space</text:span></text:p>
            <text:list text:style-name="L3">
              <text:list-item>
                <text:p><text:span text:style-name="T3">What you get/Amenities</text:span></text:p>
              </text:list-item>
              <text:list-item>
                <text:p><text:span text:style-name="T3">coffee, water, office supplies, snacks,</text:span><text:span text:style-name="T3"><text:line-break/></text:span><text:span text:style-name="T3">mail service, mayor/admin support</text:span></text:p>
              </text:list-item>
              <text:list-item>
                <text:p><text:span text:style-name="T3">The cost/Pricing</text:span></text:p>
              </text:list-item>
              <text:list-item>
                <text:p><text:span text:style-name="T3">testimonials</text:span></text:p>
              </text:list-item>
            </text:list>
          </draw:text-box>
        </draw:frame>
        <draw:frame draw:style-name="gr2" draw:text-style-name="P3" draw:layer="layout" svg:width="7.366cm" svg:height="7.361cm" svg:x="2.386cm" svg:y="8.466cm">
          <draw:text-box>
            <text:p><text:span text:style-name="T2">Companies/Partners/Members/Clients</text:span></text:p>
            <text:list text:style-name="L3">
              <text:list-item>
                <text:p><text:span text:style-name="T3">Logo featured </text:span><text:span text:style-name="T3"><text:line-break/></text:span><text:span text:style-name="T3">in grey scale or similar treatment</text:span></text:p>
              </text:list-item>
              <text:list-item>
                <text:p><text:span text:style-name="T3">Spotlight on one tenant (revolving feature) every other week? Month? Occurence?</text:span></text:p>
              </text:list-item>
            </text:list>
          </draw:text-box>
        </draw:frame>
        <draw:frame draw:style-name="gr2" draw:text-style-name="P4" draw:layer="layout" svg:width="7.366cm" svg:height="0.962cm" svg:x="11.136cm" svg:y="1.693cm">
          <draw:text-box>
            <text:p><text:span text:style-name="T2">Blog</text:span></text:p>
          </draw:text-box>
        </draw:frame>
        <draw:frame draw:style-name="gr2" draw:text-style-name="P3" draw:layer="layout" svg:width="7.366cm" svg:height="2.384cm" svg:x="18.634cm" svg:y="1.439cm">
          <draw:text-box>
            <text:p><text:span text:style-name="T2">Community/Events</text:span></text:p>
            <text:list text:style-name="L3">
              <text:list-item>
                <text:p><text:span text:style-name="T3">Happy hour</text:span></text:p>
              </text:list-item>
              <text:list-item>
                <text:p><text:span text:style-name="T3">Networking friday</text:span></text:p>
              </text:list-item>
            </text:list>
          </draw:text-box>
        </draw:frame>
        <draw:frame draw:style-name="gr2" draw:text-style-name="P3" draw:layer="layout" svg:width="7.366cm" svg:height="1.673cm" svg:x="10.736cm" svg:y="6.794cm">
          <draw:text-box>
            <text:p><text:span text:style-name="T2">Team</text:span></text:p>
            <text:list text:style-name="L3">
              <text:list-item>
                <text:p><text:span text:style-name="T3">The team</text:span></text:p>
              </text:list-item>
            </text:list>
          </draw:text-box>
        </draw:frame>
        <draw:frame draw:style-name="gr2" draw:text-style-name="P3" draw:layer="layout" svg:width="7.366cm" svg:height="2.384cm" svg:x="20.234cm" svg:y="16.158cm">
          <draw:text-box>
            <text:p><text:span text:style-name="T3"/></text:p>
            <text:list text:style-name="L3">
              <text:list-item>
                <text:p><text:span text:style-name="T3">Mobile</text:span></text:p>
              </text:list-item>
              <text:list-item>
                <text:p><text:span text:style-name="T3">Gaming</text:span></text:p>
              </text:list-item>
            </text:list>
          </draw:text-box>
        </draw:frame>
        <draw:frame draw:style-name="gr2" draw:text-style-name="P3" draw:layer="layout" svg:width="7.366cm" svg:height="8.783cm" svg:x="10.736cm" svg:y="11.094cm">
          <draw:text-box>
            <text:p><text:span text:style-name="T2">Call to Action</text:span></text:p>
            <text:list text:style-name="L3">
              <text:list-item>
                <text:p><text:span text:style-name="T3">Contact form/Application</text:span></text:p>
              </text:list-item>
              <text:list-item>
                <text:p><text:span text:style-name="T3">Take a tour</text:span></text:p>
              </text:list-item>
              <text:list-item>
                <text:p><text:span text:style-name="T3">Forum</text:span></text:p>
              </text:list-item>
              <text:list-item>
                <text:p><text:span text:style-name="T3">Social Media</text:span></text:p>
              </text:list-item>
              <text:list-item>
                <text:p><text:span text:style-name="T3">Reach us/FAQ</text:span></text:p>
              </text:list-item>
              <text:list-item>
                <text:p><text:span text:style-name="T3"/></text:p>
              </text:list-item>
              <text:list-item>
                <text:p><text:span text:style-name="T3">Apply to join</text:span></text:p>
              </text:list-item>
              <text:list-item>
                <text:p><text:span text:style-name="T3">Reserve a meeting room</text:span></text:p>
              </text:list-item>
              <text:list-item>
                <text:p><text:span text:style-name="T3">Video conferencing </text:span></text:p>
              </text:list-item>
            </text:list>
          </draw:text-box>
        </draw:frame>
        <draw:frame draw:style-name="gr2" draw:text-style-name="P3" draw:layer="layout" svg:width="7.366cm" svg:height="5.228cm" svg:x="18.65cm" svg:y="5.948cm">
          <draw:text-box>
            <text:p><text:span text:style-name="T2">Bonuses</text:span></text:p>
            <text:list text:style-name="L3">
              <text:list-item>
                <text:p><text:span text:style-name="T3">Night classes</text:span></text:p>
              </text:list-item>
              <text:list-item>
                <text:p><text:span text:style-name="T3">Lectures (Meetup)</text:span></text:p>
              </text:list-item>
              <text:list-item>
                <text:p><text:span text:style-name="T3">Open Office hours with lawyer/mentor/</text:span><text:span text:style-name="T3"><text:line-break/></text:span><text:span text:style-name="T3">advisor</text:span></text:p>
              </text:list-item>
              <text:list-item>
                <text:p><text:span text:style-name="T3">Get a day pass?</text:span></text:p>
              </text:list-item>
            </text:list>
          </draw:text-box>
        </draw:frame>
        <draw:frame draw:style-name="gr2" draw:text-style-name="P3" draw:layer="layout" svg:width="7.366cm" svg:height="0.962cm" svg:x="18.922cm" svg:y="12.58cm">
          <draw:text-box>
            <text:p><text:span text:style-name="T3">Real Estate for Startups</text:span></text:p>
          </draw:text-box>
        </draw:frame>
        <draw:frame draw:style-name="gr2" draw:text-style-name="P3" draw:layer="layout" svg:width="9.398cm" svg:height="0.962cm" svg:x="18.822cm" svg:y="13.68cm">
          <draw:text-box>
            <text:p><text:span text:style-name="T3">“</text:span><text:span text:style-name="T3">better than your coffee shop”</text:span></text:p>
          </draw:text-box>
        </draw:frame>
        <draw:frame draw:style-name="gr2" draw:text-style-name="P3" draw:layer="layout" svg:width="7.366cm" svg:height="2.384cm" svg:x="19.05cm" svg:y="3.223cm">
          <draw:text-box>
            <text:p><text:span text:style-name="T3"/></text:p>
            <text:list text:style-name="L3">
              <text:list-item>
                <text:p><text:span text:style-name="T3">Forum</text:span></text:p>
              </text:list-item>
              <text:list-item>
                <text:p><text:span text:style-name="T3">Social Media </text:span></text:p>
              </text:list-item>
            </text:list>
          </draw:text-box>
        </draw:frame>
        <draw:frame draw:style-name="gr2" draw:text-style-name="P3" draw:layer="layout" svg:width="7.366cm" svg:height="2.384cm" svg:x="1.386cm" svg:y="15.402cm">
          <draw:text-box>
            <text:p><text:span text:style-name="T3"/></text:p>
            <text:list text:style-name="L3">
              <text:list-item>
                <text:p><text:span text:style-name="T3">About us/who we are</text:span></text:p>
              </text:list-item>
              <text:list-item>
                <text:p><text:span text:style-name="T3">Location/Map</text:span></text:p>
              </text:list-item>
            </text:list>
          </draw:text-box>
        </draw:frame>
        <draw:frame draw:style-name="gr2" draw:text-style-name="P3" draw:layer="layout" svg:width="7.366cm" svg:height="1.673cm" svg:x="2.148cm" svg:y="18.285cm">
          <draw:text-box>
            <text:p><text:span text:style-name="T2">Wishlist</text:span></text:p>
            <text:list text:style-name="L3">
              <text:list-item>
                <text:p><text:span text:style-name="T3">Videos</text:span></text:p>
              </text:list-item>
            </text:list>
          </draw:text-box>
        </draw:frame>
        <draw:frame draw:style-name="gr2" draw:text-style-name="P3" draw:layer="layout" svg:width="7.366cm" svg:height="0.962cm" svg:x="18.922cm" svg:y="14.742cm">
          <draw:text-box>
            <text:p><text:span text:style-name="T3">Satellite spaces</text:span></text:p>
          </draw:text-box>
        </draw:frame>
        <draw:frame draw:style-name="gr2" draw:text-style-name="P5" draw:layer="layout" svg:width="7.366cm" svg:height="1.513cm" svg:x="10.736cm" svg:y="8.341cm">
          <draw:text-box>
            <text:p><text:span text:style-name="T4">Not sure what falls under that category</text:span></text:p>
          </draw:text-box>
        </draw:frame>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2" draw:layer="layout" svg:width="18.412cm" svg:height="13.859cm" svg:x="5.21cm" svg:y="2.905cm" presentation:class="outline" presentation:user-transformed="true">
          <draw:text-box>
            <text:p>Ideas_parking </text:p>
            <text:p/>
            <text:p><text:span text:style-name="T1">Little fish in a big Pond</text:span></text:p>
            <text:p><text:span text:style-name="T1">Big fish in a small Pond</text:span></text:p>
            <text:p><text:span text:style-name="T1">We got you covered</text:span></text:p>
            <text:p><text:span text:style-name="T1"/></text:p>
            <text:p><text:span text:style-name="T1">5 to 25</text:span></text:p>
            <text:p><text:span text:style-name="T1"/></text:p>
            <text:p><text:span text:style-name="T1">Infographics? Tiles? Typography?</text:span></text:p>
          </draw:text-box>
        </draw:frame>
        <draw:frame draw:style-name="gr2" draw:text-style-name="P3" draw:layer="layout" svg:width="7.366cm" svg:height="2.384cm" svg:x="17.414cm" svg:y="10.182cm">
          <draw:text-box>
            <text:p><text:span text:style-name="T3"/></text:p>
            <text:list text:style-name="L3">
              <text:list-item>
                <text:p><text:span text:style-name="T3">Mobile</text:span></text:p>
              </text:list-item>
              <text:list-item>
                <text:p><text:span text:style-name="T3">Gaming</text:span></text:p>
              </text:list-item>
            </text:list>
          </draw:text-box>
        </draw:frame>
        <draw:frame draw:style-name="gr2" draw:text-style-name="P3" draw:layer="layout" svg:width="7.366cm" svg:height="0.962cm" svg:x="16.102cm" svg:y="6.604cm">
          <draw:text-box>
            <text:p><text:span text:style-name="T3">Real Estate for Startups</text:span></text:p>
          </draw:text-box>
        </draw:frame>
        <draw:frame draw:style-name="gr2" draw:text-style-name="P3" draw:layer="layout" svg:width="9.398cm" svg:height="0.962cm" svg:x="16.002cm" svg:y="7.704cm">
          <draw:text-box>
            <text:p><text:span text:style-name="T3">“</text:span><text:span text:style-name="T3">better than your coffee shop”</text:span></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27T13:42:00</meta:creation-date>
    <meta:editing-duration>PT1H14M30S</meta:editing-duration>
    <meta:editing-cycles>8</meta:editing-cycles>
    <dc:date>2013-06-27T22:37:01</dc:date>
    <meta:generator>OpenOffice.org/3.4.1$Unix OpenOffice.org_project/341m1$Build-9593</meta:generator>
    <meta:document-statistic meta:object-count="48"/>
  </office:meta>
</office:document-meta>
</file>